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V Boli" svg:font-family="'MV Bol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218f55" style:font-size-asian="22pt" style:font-style-asian="italic" style:font-size-complex="22pt" style:font-style-complex="italic"/>
    </style:style>
    <style:style style:name="P2" style:family="paragraph" style:parent-style-name="Standard">
      <style:text-properties style:font-name="Arial1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Arial1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1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14pt" fo:font-style="italic" fo:font-weight="bold" officeooo:rsid="0033a04a" officeooo:paragraph-rsid="0033a04a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14pt" officeooo:rsid="0029a65f" officeooo:paragraph-rsid="0029a65f" style:font-size-asian="14pt" style:font-size-complex="14pt"/>
    </style:style>
    <style:style style:name="P7" style:family="paragraph" style:parent-style-name="Table_20_Contents" style:list-style-name="L3">
      <style:paragraph-properties fo:text-align="start" style:justify-single-word="false"/>
      <style:text-properties style:font-name="Arial1" fo:font-size="14pt" officeooo:rsid="0033a04a" officeooo:paragraph-rsid="0033a04a" style:font-size-asian="14pt" style:font-size-complex="14pt"/>
    </style:style>
    <style:style style:name="P8" style:family="paragraph" style:parent-style-name="Standard" style:list-style-name="L1">
      <style:text-properties officeooo:paragraph-rsid="0029a65f"/>
    </style:style>
    <style:style style:name="P9" style:family="paragraph" style:parent-style-name="Standard" style:list-style-name="L2">
      <style:text-properties style:font-name="Arial1" fo:font-size="16pt" fo:font-style="italic" fo:font-weight="bold" officeooo:rsid="001fe870" officeooo:paragraph-rsid="0029a65f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text-properties style:font-name="Arial1" fo:font-size="20pt" fo:font-style="italic" fo:font-weight="bold" officeooo:rsid="002b93ca" officeooo:paragraph-rsid="002b93ca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T1" style:family="text">
      <style:text-properties officeooo:rsid="00203fc2"/>
    </style:style>
    <style:style style:name="T2" style:family="text">
      <style:text-properties style:font-name="Arial1" fo:font-size="16pt" fo:font-style="italic" style:text-underline-style="none" fo:font-weight="bold" officeooo:rsid="0033a04a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style:font-name="Arial1" fo:font-size="16pt" fo:font-style="italic" officeooo:rsid="001fe870" style:font-size-asian="16pt" style:font-style-asian="italic" style:font-size-complex="16pt" style:font-style-complex="italic"/>
    </style:style>
    <style:style style:name="T4" style:family="text">
      <style:text-properties officeooo:rsid="0033a04a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 <text:span text:style-name="T4">6.01 </text:span>– <text:span text:style-name="T1">Gerenciar Atendimentos – </text:span></text:p>
      <text:p text:style-name="P10"><text:s text:c="17"/>Criar Sistema de Validação de <text:tab/><text:tab/> <text:s text:c="2"/><text:tab/><text:tab/> <text:s text:c="10"/>Segurança e nível de acesso</text:p>
      <text:p text:style-name="P11"><text:s/></text:p>
      <text:p text:style-name="P2">Detalhes de Implementação:</text:p>
      <text:p text:style-name="P4"/>
      <text:p text:style-name="P1"/>
      <text:list xml:id="list3554973373" text:style-name="L1">
        <text:list-item>
          <text:p text:style-name="P8"><text:span text:style-name="T2">Funcionalidade do Sistema</text:span><text:span text:style-name="T3">:<text:line-break/></text:span></text:p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5">Login</text:p>
          </table:table-cell>
        </table:table-row>
        <table:table-row>
          <table:table-cell table:style-name="Tabela3.A2" office:value-type="string">
            <text:p text:style-name="P6"><text:s text:c="5"/><text:span text:style-name="T4">Criar estrutura para Login de usuários, através do CPF e senha. Ao acessar o sistema sem estar logado, o sistema deve exibir uma tela para autenticação, ao fornecer os dados, o sistema deve validar e liberar o acesso às áreas restritas do sistema.</text:span></text:p>
            <text:p text:style-name="P6"/>
            <text:p text:style-name="P6"><text:s text:c="5"/><text:span text:style-name="T4">Funcionalidades relacionadas:</text:span></text:p>
            <text:list xml:id="list464242593" text:style-name="L3">
              <text:list-item>
                <text:p text:style-name="P7"><text:span text:style-name="T5">Alteração de senha: </text:span>Ao acessar pela primeira vez, exigir troca de senha</text:p>
              </text:list-item>
              <text:list-item>
                <text:p text:style-name="P7"><text:span text:style-name="T5">Lembrar senha: </text:span>Caso o usuário esqueça a senha, enviar para o e-mail cadastrado o link para resetar a senha</text:p>
              </text:list-item>
            </text:list>
          </table:table-cell>
        </table:table-row>
      </table:table>
      <text:list xml:id="list2380863767" text:style-name="L2">
        <text:list-header>
          <text:p text:style-name="P9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V Boli" svg:font-family="'MV Bol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5T18:13:19.452000000</dc:date>
    <meta:editing-duration>PT52M42S</meta:editing-duration>
    <meta:editing-cycles>18</meta:editing-cycles>
    <meta:generator>LibreOffice/6.0.3.2$Windows_X86_64 LibreOffice_project/8f48d515416608e3a835360314dac7e47fd0b821</meta:generator>
    <meta:document-statistic meta:table-count="1" meta:image-count="0" meta:object-count="0" meta:page-count="1" meta:paragraph-count="11" meta:word-count="101" meta:character-count="654" meta:non-whitespace-character-count="515"/>
  </office:meta>
</office:document-meta>
</file>